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ahoma" fo:font-size="18pt" style:font-size-asian="18pt" style:font-size-complex="18pt"/>
    </style:style>
    <style:style style:name="P3" style:family="paragraph" style:parent-style-name="Standard">
      <style:text-properties style:font-name="Tahoma" fo:font-size="14p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ahoma" fo:font-size="20pt" style:font-size-asian="20pt" style:font-size-complex="20pt"/>
    </style:style>
    <style:style style:name="P5" style:family="paragraph" style:parent-style-name="Standard">
      <style:text-properties style:font-name="Tahoma" fo:font-size="12pt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21<text:tab/><text:tab/><text:tab/><text:tab/><text:tab/><text:tab/><text:tab/><text:tab/><text:tab/><text:tab/><text:tab/>UTC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4">Rapport Projet LO21</text:p>
      <text:p text:style-name="P4">Calculatrice en notation polonaise inversée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Auteurs :</text:span> Han Jia et Antoine Hars</text:p>
      <text:p text:style-name="P5"><text:soft-page-break/></text:p>
      <text:p text:style-name="P5">Introduction :</text:p>
      <text:p text:style-name="P5"/>
      <text:p text:style-name="P5">Choix de concep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hu </meta:initial-creator>
    <meta:creation-date>2012-06-18T12:37:58</meta:creation-date>
    <dc:date>2012-06-18T12:42:47</dc:date>
    <dc:creator>jehu </dc:creator>
    <meta:editing-duration>P0D</meta:editing-duration>
    <meta:editing-cycles>1</meta:editing-cycles>
    <meta:document-statistic meta:table-count="0" meta:image-count="0" meta:object-count="0" meta:page-count="2" meta:paragraph-count="6" meta:word-count="22" meta:character-count="147" meta:non-whitespace-character-count="121"/>
    <meta:generator>LibreOffice/3.5$Linux_x86 LibreOffice_project/350m1$Build-2</meta:generator>
  </office:meta>
</office:document-meta>
</file>